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6211b" officeooo:paragraph-rsid="0016211b"/>
    </style:style>
    <style:style style:name="P2" style:family="paragraph" style:parent-style-name="Standard">
      <style:paragraph-properties fo:text-align="center" style:justify-single-word="false"/>
      <style:text-properties style:font-name="Arial" officeooo:rsid="000bf337" officeooo:paragraph-rsid="000bf337"/>
    </style:style>
    <style:style style:name="P3" style:family="paragraph" style:parent-style-name="Standard">
      <style:paragraph-properties fo:text-align="start" style:justify-single-word="false"/>
      <style:text-properties style:font-name="Arial" officeooo:rsid="000bf337" officeooo:paragraph-rsid="000bf337"/>
    </style:style>
    <style:style style:name="P4" style:family="paragraph" style:parent-style-name="Standard">
      <style:paragraph-properties fo:text-align="start" style:justify-single-word="false"/>
      <style:text-properties style:font-name="Arial" style:text-underline-style="none" officeooo:rsid="000bf337" officeooo:paragraph-rsid="000bf337"/>
    </style:style>
    <style:style style:name="P5" style:family="paragraph" style:parent-style-name="Standard">
      <style:paragraph-properties fo:text-align="start" style:justify-single-word="false"/>
      <style:text-properties style:font-name="Arial" style:text-underline-style="none" officeooo:rsid="000bf337" officeooo:paragraph-rsid="0012829b"/>
    </style:style>
    <style:style style:name="P6" style:family="paragraph" style:parent-style-name="Standard">
      <style:paragraph-properties fo:text-align="start" style:justify-single-word="false"/>
      <style:text-properties style:font-name="Arial" style:text-underline-style="none" officeooo:rsid="000bf337" officeooo:paragraph-rsid="000bf337"/>
    </style:style>
    <style:style style:name="P7" style:family="paragraph" style:parent-style-name="Standard">
      <style:paragraph-properties fo:text-align="start" style:justify-single-word="false"/>
      <style:text-properties officeooo:paragraph-rsid="000bf337"/>
    </style:style>
    <style:style style:name="T1" style:family="text">
      <style:text-properties officeooo:rsid="000f1502"/>
    </style:style>
    <style:style style:name="T2" style:family="text">
      <style:text-properties officeooo:rsid="001032e5"/>
    </style:style>
    <style:style style:name="T3" style:family="text">
      <style:text-properties officeooo:rsid="0011da37"/>
    </style:style>
    <style:style style:name="T4" style:family="text">
      <style:text-properties officeooo:rsid="0011e61e"/>
    </style:style>
    <style:style style:name="T5" style:family="text">
      <style:text-properties officeooo:rsid="0012829b"/>
    </style:style>
    <style:style style:name="T6" style:family="text">
      <style:text-properties officeooo:rsid="0013201b"/>
    </style:style>
    <style:style style:name="T7" style:family="text">
      <style:text-properties officeooo:rsid="001342e5"/>
    </style:style>
    <style:style style:name="T8" style:family="text">
      <style:text-properties officeooo:rsid="001413f1"/>
    </style:style>
    <style:style style:name="T9" style:family="text">
      <style:text-properties officeooo:rsid="0014cda8"/>
    </style:style>
    <style:style style:name="T10" style:family="text">
      <style:text-properties officeooo:rsid="00150420"/>
    </style:style>
    <style:style style:name="T11" style:family="text">
      <style:text-properties officeooo:rsid="0018bdae"/>
    </style:style>
    <style:style style:name="T12" style:family="text">
      <style:text-properties officeooo:rsid="001d37e7"/>
    </style:style>
    <style:style style:name="T13" style:family="text">
      <style:text-properties officeooo:rsid="001ede6c"/>
    </style:style>
    <style:style style:name="T14" style:family="text">
      <style:text-properties officeooo:rsid="001f9d58"/>
    </style:style>
    <style:style style:name="T15" style:family="text">
      <style:text-properties officeooo:rsid="001ffcae"/>
    </style:style>
    <style:style style:name="T16" style:family="text">
      <style:text-properties officeooo:rsid="00217fe3"/>
    </style:style>
    <style:style style:name="T17" style:family="text">
      <style:text-properties officeooo:rsid="0022c0f5"/>
    </style:style>
    <style:style style:name="T18" style:family="text">
      <style:text-properties officeooo:rsid="0022eb50"/>
    </style:style>
    <style:style style:name="T19" style:family="text">
      <style:text-properties officeooo:rsid="00232e0b"/>
    </style:style>
    <style:style style:name="T20" style:family="text">
      <style:text-properties officeooo:rsid="0025b1a2"/>
    </style:style>
    <style:style style:name="T21" style:family="text">
      <style:text-properties officeooo:rsid="0025f62b"/>
    </style:style>
    <style:style style:name="T22" style:family="text">
      <style:text-properties officeooo:rsid="002618a8"/>
    </style:style>
    <style:style style:name="T23" style:family="text">
      <style:text-properties officeooo:rsid="00282151"/>
    </style:style>
    <style:style style:name="T24" style:family="text">
      <style:text-properties style:font-name="Arial" style:text-underline-style="none" officeooo:rsid="000bf337"/>
    </style:style>
    <style:style style:name="T25" style:family="text">
      <style:text-properties style:font-name="Arial" style:text-underline-style="none" officeooo:rsid="00282151"/>
    </style:style>
    <style:style style:name="T26" style:family="text">
      <style:text-properties officeooo:rsid="00294e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TIVOS DEL PROYECTO</text:p>
      <text:p text:style-name="P2"/>
      <text:p text:style-name="P4"><text:tab/><text:span text:style-name="T1">Las zonas rurales tienen una gran limitación en conectividad, y comunicación. Hay grandes áreas de terreno prácticamente despoblado, en muchas ocasiones muy distante y con baja cobertura de conexión a internet. Hay soluciones en el mercado pero en la mayoría de ocasiones estas requieren pagar una cuota mensual o una conexión a internet constante y cualquiera de estas dos condiciones no siempre se cumplen. Además esta el problema </text:span><text:span text:style-name="T2">de la brecha digital es especialmente problemática en los entornos rurales.</text:span></text:p>
      <text:p text:style-name="P4"/>
      <text:p text:style-name="P5"><text:tab/><text:span text:style-name="T3">Pensando en esta situación se han ideado los objetivos de realizar el diseño, implementación y prueba de un sistema capaz de </text:span><text:span text:style-name="T5">las siguientes acciones:</text:span></text:p>
      <text:p text:style-name="P5"><text:span text:style-name="T4"><text:tab/>- </text:span><text:span text:style-name="T5">C</text:span><text:span text:style-name="T4">entralizar la recogida de datos en distintos lugares de la geografía </text:span><text:span text:style-name="T5">y tener estos datos centralizados</text:span></text:p>
      <text:p text:style-name="P5"><text:span text:style-name="T4"><text:tab/>- </text:span><text:span text:style-name="T5">R</text:span><text:span text:style-name="T4">ealizar acciones en esos lugares como forma de retroalimentación </text:span><text:span text:style-name="T5">de los datos recibidos</text:span></text:p>
      <text:p text:style-name="P5"><text:span text:style-name="T4"><text:tab/>- </text:span><text:span text:style-name="T5">P</text:span><text:span text:style-name="T4">ermitir que se sigan recogiendo los datos aunque la red este caída de forma temporal</text:span></text:p>
      <text:p text:style-name="P5"><text:span text:style-name="T4"><text:tab/>- </text:span><text:span text:style-name="T5">S</text:span><text:span text:style-name="T4">ea fácil de manejar por las personas que tengan pocas habilidades tecnológicas </text:span><text:span text:style-name="T5">y pocos recursos para invertir en tecnología</text:span></text:p>
      <text:p text:style-name="P4"/>
      <text:p text:style-name="P4"><text:tab/><text:span text:style-name="T5">Para cumplir con estos objetivos primarios sera necesario administrar una base de datos distribuida. </text:span><text:span text:style-name="T6">Esta base de datos debe contar</text:span><text:span text:style-name="T5"> </text:span><text:span text:style-name="T6">con</text:span><text:span text:style-name="T5"> una central que puede estar replicada todos los datos y además en cada lugar estén almacenados los datos recogidos en ese lugar para que en el caso de que la conexión caiga de forma temporal los datos recogidos en ese tiempo sean mandados a la central cuando la conexión sea restablecida. </text:span></text:p>
      <text:p text:style-name="P4"><text:tab/><text:span text:style-name="T6">También se debe cumplir que </text:span><text:span text:style-name="T7">los componentes físicos del sistema deben de poderse conseguirse fácilmente, que sean fácilmente sustituibles por otros modelos similares por si llega el momento de no poder ser encontrados en el mercado en un momento dado. Lo cual no es nada raro en la situación actual y probablemente también en el futuro. Para conseguir esto cada parte debe estar aislada lo mas posible del resto y las tecnologías usadas para realizar el código fuente no deben de depender de otros códigos propietarios en la medida de lo posible. </text:span><text:span text:style-name="T8">Además también se debe conseguir que la central donde se almacenen los datos pueda ser cualquier tipo de servidor u ordenador.</text:span></text:p>
      <text:p text:style-name="P4"><text:soft-page-break/><text:tab/><text:span text:style-name="T8">Para poder cumplir con el requisito de </text:span><text:span text:style-name="T9">que el sistema pueda ser manejado por pocas habilidades tecnológicas y no demasiados recursos se debe conseguir que se pueda acceder al sistema desde casi cualquier dispositivo, consiguiendo de esta forma que se pueda acceder desde cualquier lugar que tenga acceso a internet y que se pueda ver en pantallas grandes. También se debe conseguir que cada usuario solo pueda ver sus correspondientes datos pero que los responsables con suficiente nivel de permisos podrán acceder a todos los datos de los usuarios. El login en el sistema debe poder hacerse de forma fácil, </text:span><text:span text:style-name="T10">a ser posible que se puedan guardar las credenciales en el dispositivo del usuario pero sin perder seguridad. Además debe ser posible conectarse desde un gran número de sistemas operativos y a ser posible sin ningún tipo de instalación de programas.</text:span></text:p>
      <text:p text:style-name="P4"/>
      <text:p text:style-name="P4"><text:tab/><text:span text:style-name="T11">Un aspecto muy importante del sistema será la visualización de los datos. </text:span><text:span text:style-name="T12">Este tiene que mostrar rápidamente los datos mas actuales y además el historial de los datos. Si el proyecto va bien de tiempo </text:span><text:span text:style-name="T13">se podrán crear mejores gráficas para mostrar los historiales de los datos a lo largo del tiempo. </text:span><text:span text:style-name="T14">También se podrán crear </text:span><text:span text:style-name="T15">mejores gráficas </text:span><text:span text:style-name="T16">de las acciones sobre maquinaria realizadas durante el tiempo. </text:span><text:span text:style-name="T17">Si hay suficiente tiempo también se podrán crear representaciones propias de las medidas de cada </text:span><text:span text:style-name="T18">sensor. </text:span><text:span text:style-name="T19">También se replanteará examinar mas detenidamente la seguridad del sistema descentralizado ya que no es una de las prioridades del proyecto y podría ser necesario revisar la seguridad en caso de poner el proyecto en producción. </text:span><text:span text:style-name="T26">En el caso de tener el suficiente tiempo sería bastante útil hacer un diseño responsive de la aplicación para poder usarla correctamente en un móvil.</text:span></text:p>
      <text:p text:style-name="P4"/>
      <text:p text:style-name="P4"><text:tab/><text:span text:style-name="T20">Dadas estas características se ha decidido que la visualización y manipulación de los datos y la maquinaria se realizara </text:span><text:span text:style-name="T21">mediante una página web. De esta forma se garantiza la distribución de la aplicación en casi todo tipo de sistemas operativos, hardware y pantallas sin que sea necesaria instalación. Dada la cantidad de tecnologías que hay actualmente para desarrollar las páginas web en cada una de sus </text:span><text:span text:style-name="T22">múltiples </text:span><text:span text:style-name="T21">capas. </text:span><text:span text:style-name="T22">Por este hecho hay muchas tecnologías donde escoger en cada capa que son suficientemente independientes de cualquier empresa que puede cambiar de estrategia en cualquier momento.</text:span></text:p>
      <text:p text:style-name="P4"/>
      <text:p text:style-name="P4"/>
      <text:p text:style-name="P4"><text:soft-page-break/></text:p>
      <text:p text:style-name="P4"/>
      <text:p text:style-name="P4"><text:tab/><text:span text:style-name="T23">Lista de requisitos funcionales:</text:span></text:p>
      <text:p text:style-name="P4"/>
      <text:p text:style-name="P7"><text:span text:style-name="T24"><text:tab/>- </text:span><text:span text:style-name="T25">El sistema controlará el acceso y lo permitirá solamente a los usuarios autorizados. Los usuarios deben ingresar al sistema con un nombre de usuario y contraseña.</text:span></text:p>
      <text:p text:style-name="P4"/>
      <text:p text:style-name="P4"><text:tab/>- <text:span text:style-name="T23">El software podrá ser utilizado en los sistemas operativos Windows y Linux</text:span></text:p>
      <text:p text:style-name="P4"/>
      <text:p text:style-name="P4"><text:tab/>- <text:span text:style-name="T23">La aplicación debe poder utilizarse sin necesidad de instalar ningún software adicional además de un navegador web.</text:span></text:p>
      <text:p text:style-name="P4"/>
      <text:p text:style-name="P4"><text:tab/>- <text:span text:style-name="T23">La aplicación debe poder utilizarse con los navegadores web Chrome, Firefox y Edge</text:span></text:p>
      <text:p text:style-name="P4"/>
      <text:p text:style-name="P4"><text:tab/>- <text:span text:style-name="T26">Cada usuario tendrá un rol perteneciente a un grupo de roles predefinido. Dependiendo del rol tendrá unos permisos y otros dentro de la aplicación. Los roles serán los siguientes: de usuario, de operario y de administrador.</text:span></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text:soft-page-break/></text:p>
      <text:p text:style-name="P3"/>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211b" officeooo:paragraph-rsid="001621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erto Díez Frías<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2T10:58:49.356952084</meta:creation-date>
    <meta:generator>LibreOffice/6.4.7.2$Linux_X86_64 LibreOffice_project/40$Build-2</meta:generator>
    <dc:date>2022-10-23T22:10:41.102083714</dc:date>
    <meta:editing-duration>PT5H27M6S</meta:editing-duration>
    <meta:editing-cycles>18</meta:editing-cycles>
    <meta:document-statistic meta:table-count="0" meta:image-count="0" meta:object-count="0" meta:page-count="4" meta:paragraph-count="19" meta:word-count="854" meta:character-count="5266" meta:non-whitespace-character-count="4412"/>
  </office:meta>
</office:document-meta>
</file>